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paragraph-rsid="002b7e15"/>
    </style:style>
    <style:style style:name="P9" style:family="paragraph" style:parent-style-name="Table_20_Contents">
      <style:text-properties style:font-name="Times New Roman" officeooo:rsid="003c9d6c" officeooo:paragraph-rsid="002b7e15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1" style:family="paragraph" style:parent-style-name="Table_20_Contents">
      <style:text-properties style:font-name="Times New Roman" officeooo:rsid="003c9d6c" officeooo:paragraph-rsid="002b7e15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e95da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10acf2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138288" fo:background-color="#ffffff" loext:char-shading-value="0"/>
    </style:style>
    <style:style style:name="T11" style:family="text">
      <style:text-properties fo:color="#000000" style:text-underline-style="none" officeooo:rsid="002fecde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ae5b6"/>
    </style:style>
    <style:style style:name="T14" style:family="text">
      <style:text-properties officeooo:rsid="013d0498"/>
    </style:style>
    <style:style style:name="T15" style:family="text">
      <style:text-properties style:use-window-font-color="true" style:font-name="Times New Roman" officeooo:rsid="003c9d6c"/>
    </style:style>
    <style:style style:name="T16" style:family="text">
      <style:text-properties style:use-window-font-color="true" style:font-name="Times New Roman" officeooo:rsid="003c9d6c" fo:background-color="#ffffff" loext:char-shading-value="0"/>
    </style:style>
    <style:style style:name="T17" style:family="text">
      <style:text-properties officeooo:rsid="0042f57a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 officeooo:rsid="0042f57a"/>
    </style:style>
    <style:style style:name="T21" style:family="text">
      <style:text-properties fo:color="#ffffff" fo:background-color="#666666" loext:char-shading-value="0"/>
    </style:style>
    <style:style style:name="T22" style:family="text">
      <style:text-properties fo:color="#ffffff" officeooo:rsid="003bce78" fo:background-color="#666666" loext:char-shading-value="0"/>
    </style:style>
    <style:style style:name="T23" style:family="text">
      <style:text-properties fo:color="#ffffff" fo:font-weight="bold" fo:background-color="#666666" loext:char-shading-value="0" style:font-weight-asian="bold" style:font-weight-complex="bold"/>
    </style:style>
    <style:style style:name="T24" style:family="text">
      <style:text-properties officeooo:rsid="00364877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c9d6c"/>
    </style:style>
    <style:style style:name="T27" style:family="text">
      <style:text-properties style:font-name="Times New Roman" officeooo:rsid="003c9d6c" fo:background-color="#ffffff" loext:char-shading-value="0"/>
    </style:style>
    <style:style style:name="T28" style:family="text">
      <style:text-properties officeooo:rsid="002c3c8e"/>
    </style:style>
    <style:style style:name="T29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30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31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32" style:family="text">
      <style:text-properties officeooo:rsid="0031df29"/>
    </style:style>
    <style:style style:name="T3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17"><text:span text:style-name="T29">Declaração</text:span><text:span text:style-name="T30"> </text:span><text:span text:style-name="T31">De Inscrição</text:span></text:p>
      <text:p text:style-name="P18"/>
      <text:p text:style-name="P32"><text:span text:style-name="T26">Para os devidos efeitos, declara-se que <text:s/></text:span><text:span text:style-name="T26"><text:text-input text:description="[#if person.female]">[#if person.female]</text:text-input></text:span><text:span text:style-name="T26">a aluna</text:span><text:span text:style-name="T26"><text:text-input text:description="[#elseif person.male]">[#elseif person.male]</text:text-input></text:span><text:span text:style-name="T26">o aluno</text:span><text:span text:style-name="T26"><text:text-input text:description="[/#if]">[/#if]</text:text-input></text:span><text:span text:style-name="T26"> </text:span><text:span text:style-name="T26"><text:text-input text:description="${person.name}">${person.name}</text:text-input></text:span><text:span text:style-name="T26">, n.º </text:span><text:span text:style-name="T26"><text:text-input text:description="${person.student.number}">${person.student.number}</text:text-input></text:span><text:span text:style-name="T26">, </text:span><text:span text:style-name="T26"><text:text-input text:description="[#if person.female]">[#if person.female]</text:text-input></text:span><text:span text:style-name="T26">nascida</text:span><text:span text:style-name="T26"><text:text-input text:description="[#elseif person.male]">[#elseif person.male]</text:text-input></text:span><text:span text:style-name="T26">nascido</text:span><text:span text:style-name="T26"><text:text-input text:description="[/#if]">[/#if]</text:text-input></text:span><text:span text:style-name="T26"> a </text:span><text:span text:style-name="T26"><text:text-input text:description="${lang.pt(dates.extendedDate(person.dateOfBirthYearMonthDay))}">${lang.pt(dates.extendedDate(person.dateOfBirthYearMonthDay))}</text:text-input></text:span><text:span text:style-name="T26">, </text:span><text:span text:style-name="T26"><text:text-input text:description="[#if person.female]">[#if person.female]</text:text-input></text:span><text:span text:style-name="T26">portadora</text:span><text:span text:style-name="T26"><text:text-input text:description="[#elseif person.male]">[#elseif person.male]</text:text-input></text:span><text:span text:style-name="T26">portador</text:span><text:span text:style-name="T26"><text:text-input text:description="[/#if]">[/#if]</text:text-input></text:span><text:span text:style-name="T26"> do</text:span><text:span text:style-name="T15"> </text:span><text:span text:style-name="T25"><text:text-input text:description="${lang.pt(person.idDocumentType.localizedNameI18N)}">${lang.pt(person.idDocumentType.localizedNameI18N)}</text:text-input></text:span><text:span text:style-name="T16"> n.º </text:span><text:span text:style-name="T25"><text:text-input text:description="${person.documentIdNumber}">${person.documentIdNumber}</text:text-input></text:span><text:span text:style-name="T26">, </text:span><text:span text:style-name="T26"><text:text-input text:description="[#if person.female]">[#if person.female]</text:text-input></text:span><text:span text:style-name="T26">filha</text:span><text:span text:style-name="T26"><text:text-input text:description="[#elseif person.male]">[#elseif person.male]</text:text-input></text:span><text:span text:style-name="T26">filho</text:span><text:span text:style-name="T26"><text:text-input text:description="[/#if]">[/#if]</text:text-input></text:span><text:span text:style-name="T26"> de </text:span><text:span text:style-name="T26"><text:text-input text:description="${person.nameOfFather}">${person.nameOfFather}</text:text-input></text:span><text:span text:style-name="T26"> e de </text:span><text:span text:style-name="T26"><text:text-input text:description="person.nameOfMother"/></text:span><text:span text:style-name="T26"><text:text-input text:description="${person.nameOfMother}">${person.nameOfMother}</text:text-input></text:span><text:span text:style-name="T26">, está </text:span><text:span text:style-name="T26"><text:text-input text:description="[#if person.female]">[#if person.female]</text:text-input></text:span><text:span text:style-name="T26">inscrita</text:span><text:span text:style-name="T26"><text:text-input text:description="[#elseif person.male]">[#elseif person.male]</text:text-input></text:span><text:span text:style-name="T26">inscrito</text:span><text:span text:style-name="T26"><text:text-input text:description="[/#if]">[/#if]</text:text-input></text:span><text:span text:style-name="T26"> no Curso de </text:span><text:span text:style-name="T26"><text:text-input text:description="${lang.pt(curricularPlanInformation.degreePresentationName)}">${lang.pt(curricularPlanInformation.degreePresentationName)}</text:text-input></text:span><text:span text:style-name="T27"> no ano </text:span><text:span text:style-name="T25">letivo de </text:span><text:span text:style-name="T25"><text:text-input text:description="${executionYearName}">${executionYearName}</text:text-input></text:span><text:span text:style-name="T25"><text:text-input text:description="[#if serviceRequest.detailed]">[#if serviceRequest.detailed]</text:text-input></text:span><text:span text:style-name="T25">, </text:span><text:span text:style-name="T25"><text:text-input text:description="[#if totalNormalEnrolments &gt; 1]">[#if totalNormalEnrolments &gt; 1]</text:text-input></text:span><text:span text:style-name="T25">nas seguintes unidades curriculares</text:span><text:span text:style-name="T25"><text:text-input text:description="[#else]">[#else]</text:text-input></text:span><text:span text:style-name="T25">na seguinte unidade curricular</text:span><text:span text:style-name="T25"><text:text-input text:description="[/#if]">[/#if]</text:text-input></text:span><text:span text:style-name="T25">:</text:span><text:span text:style-name="T25"><text:text-input text:description="[#if !serviceRequest.detailed]">[#elseif !serviceRequest.detailed]</text:text-input></text:span><text:span text:style-name="T25">.</text:span><text:span text:style-name="T25"><text:text-input text:description="[/#if]">[/#if]</text:text-input></text:span></text:p>
      <text:p text:style-name="P9"/>
      <text:p text:style-name="P8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text-input text:description="[#if totalNormalEnrolments &gt; 1]">[#if totalNormalEnrolments &gt; 1]</text:text-input><text:span text:style-name="T33">Unidades Curriculares</text:span><text:text-input text:description="[#else]">[#else]</text:text-input><text:span text:style-name="T34">Unidade Curricular</text:span><text:span text:style-name="T34"><text:initial-creator/></text:span><text:text-input text:description="[/#if]">[/#if]</text:text-input></text:p>
          </table:table-cell>
          <table:table-cell table:style-name="Table1.A1" office:value-type="string">
            <text:p text:style-name="P27">Semestre</text:p>
          </table:table-cell>
          <table:table-cell table:style-name="Table1.A1" office:value-type="string">
            <text:p text:style-name="P23">ECTS</text:p>
          </table:table-cell>
        </table:table-row>
        <table:table-row table:style-name="Table1.2">
          <table:table-cell table:style-name="Table1.A2" office:value-type="string">
            <text:p text:style-name="P28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21"><text:s text:c="2"/>Total UCs: </text:span><text:span text:style-name="T23"><text:text-input text:description="${totalNormalEnrolments}">${totalNormalEnrolments}</text:text-input></text:span><text:span text:style-name="T21"> <text:s/></text:span><text:s text:c="8"/><text:span text:style-name="T21"><text:s text:c="2"/></text:span><text:span text:style-name="T22">T</text:span><text:span text:style-name="T21">otal ECTS: </text:span><text:span text:style-name="T23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3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3"/>
      <text:p text:style-name="P33"><text:text-input text:description="[/#if]">[/#if]</text:text-input></text:p>
      <text:p text:style-name="P12"/>
      <text:p text:style-name="P13"><text:span text:style-name="T12">Faculdade de </text:span><text:span text:style-name="T2">Letras</text:span><text:span text:style-name="T13"> </text:span><text:span text:style-name="T12">da Universidade de Lisboa</text:span><text:span text:style-name="T19">, </text:span><text:span text:style-name="T20">em </text:span><text:span text:style-name="T20"><text:text-input text:description="${lang.pt(dates.extendedDate(localizedDate.nowDate()))}">${lang.pt(dates.extendedDate(localizedDate.nowDate()))}</text:text-input></text:span><text:span text:style-name="T17">.</text:span></text:p>
      <text:p text:style-name="P19"/>
      <text:p text:style-name="P8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0">O presente documento só é válido com assinatura e carimbo da instituição!</text:p>
            <text:p text:style-name="P21"><text:text-input text:description="[#if hasPricetag]">[#if hasPricetag]</text:text-input></text:p>
            <text:p text:style-name="P30"><text:span text:style-name="T18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2.B1" office:value-type="string">
            <text:p text:style-name="P15"><text:span text:style-name="T32">Divisão dos Serviços</text:span> Académic<text:span text:style-name="T32">os</text:span>,</text:p>
            <text:p text:style-name="P14">O(<text:span text:style-name="T24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8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1"><text:text-input text:description="[#if hasPricetag]">[#if hasPricetag]</text:text-input></text:p>
            <text:p text:style-name="P30"><text:span text:style-name="T18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25:05.905444341</dc:date>
    <meta:editing-duration>PT55M36S</meta:editing-duration>
    <meta:editing-cycles>29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8" meta:character-count="4030" meta:non-whitespace-character-count="3739"/>
  </office:meta>
</office:document-meta>
</file>